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897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1.797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10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00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26pt" fo:font-style="normal" fo:text-shadow="none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ackground-color="#ff950e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06pt solid #000000" fo:background-color="#9966cc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table:number-columns-spanned="10" table:number-rows-spanned="1">
            <text:p>Music I Would Like to Own</text:p>
          </table:table-cell>
          <table:covered-table-cell table:number-columns-repeated="9" table:style-name="ce1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Genre:</text:p>
          </table:table-cell>
          <table:table-cell table:style-name="ce3" office:value-type="string">
            <text:p>Pop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>
            <text:p>Artist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Year</text:p>
          </table:table-cell>
          <table:table-cell table:style-name="ce4" office:value-type="string">
            <text:p>Tracks</text:p>
          </table:table-cell>
          <table:table-cell table:style-name="ce4" office:value-type="string">
            <text:p>Price</text:p>
          </table:table-cell>
          <table:table-cell table:number-columns-repeated="101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number:text> </number:text>
      <number:fill-character> </number:fill-character>
      <number:text>- </number:text>
    </number:number-style>
    <number:text-style style:name="N10120" number:language="en" number:country="GB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number:text> £</number:text>
      <number:fill-character> </number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£</number:text>
      <number:fill-character> </number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£</number:text>
      <number:fill-character> </number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number:text> £</number:text>
      <number:fill-character> </number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number:text>-£</number:text>
      <number:fill-character> </number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number:text> £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time-style style:name="N10124" number:language="en" number:country="GB">
      <number:minutes number:style="long"/>
      <number:text>:</number:text>
      <number:seconds number:style="long"/>
    </number:time-style>
    <number:time-style style:name="N10125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6" number:language="en" number:country="GB">
      <number:minutes number:style="long"/>
      <number:text>:</number:text>
      <number:seconds number:style="long" number:decimal-places="1"/>
    </number:time-style>
    <number:number-style style:name="N10127" number:language="en" number:country="GB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2T21:49:39</meta:creation-date>
    <meta:initial-creator>Hazel Windle</meta:initial-creator>
    <dc:creator>Hazel Windle</dc:creator>
    <dc:date>2013-11-02T21:53:35</dc:date>
    <meta:editing-cycles>1</meta:editing-cycles>
    <meta:editing-duration>P15824DT17H31M44S</meta:editing-duration>
    <meta:document-statistic meta:table-count="1" meta:cell-count="8" meta:object-count="0"/>
    <meta:generator>LibreOffice/4.0.2.2$Linux_x86 LibreOffice_project/400m0$Build-2</meta:generator>
  </office:meta>
</office:document-meta>
</file>